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509cm" svg:height="8.001cm" svg:x="1.889cm" svg:y="6.08cm">
          <text:p text:style-name="P1"><text:span text:style-name="T1">Large Cluster of nodes</text:span></text:p>
          <text:p text:style-name="P1"><text:span text:style-name="T1">Avg. Distance =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508cm" svg:height="0.508cm" svg:x="10.525cm" svg:y="12.6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3" draw:id="id3" draw:layer="layout" svg:width="0.508cm" svg:height="0.508cm" svg:x="11.66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508cm" svg:height="0.508cm" svg:x="13.065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508cm" svg:height="0.508cm" svg:x="14.462cm" svg:y="12.8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6" draw:id="id6" draw:layer="layout" svg:width="0.508cm" svg:height="0.508cm" svg:x="15.859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508cm" svg:height="0.508cm" svg:x="17.129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9.152cm" svg:y1="12.91cm" svg:x2="10.779cm" svg:y2="13.192cm" draw:start-shape="id1" draw:start-glue-point="9" draw:end-shape="id2" draw:end-glue-point="8" svg:d="M9152 12910c0 2508 1627 2367 1627 282" svg:viewBox="0 0 1628 1865">
          <text:p/>
        </draw:connector>
        <draw:connector draw:style-name="gr3" draw:text-style-name="P2" draw:layer="layout" draw:type="curve" svg:x1="11.033cm" svg:y1="12.938cm" svg:x2="11.668cm" svg:y2="12.938cm" draw:start-shape="id2" draw:start-glue-point="10" draw:end-shape="id3" draw:end-glue-point="6" svg:d="M11033 12938h635" svg:viewBox="0 0 636 1">
          <text:p/>
        </draw:connector>
        <draw:connector draw:style-name="gr3" draw:text-style-name="P2" draw:layer="layout" draw:type="curve" svg:x1="12.176cm" svg:y1="12.938cm" svg:x2="13.065cm" svg:y2="13.065cm" draw:start-shape="id3" draw:start-glue-point="10" draw:end-shape="id4" draw:end-glue-point="6" svg:d="M12176 12938c667 0 223 127 889 127" svg:viewBox="0 0 890 128">
          <text:p/>
        </draw:connector>
        <draw:connector draw:style-name="gr3" draw:text-style-name="P2" draw:layer="layout" draw:type="curve" svg:x1="13.573cm" svg:y1="13.065cm" svg:x2="14.462cm" svg:y2="13.065cm" draw:start-shape="id4" draw:start-glue-point="10" draw:end-shape="id5" draw:end-glue-point="6" svg:d="M13573 13065h889" svg:viewBox="0 0 890 1">
          <text:p/>
        </draw:connector>
        <draw:connector draw:style-name="gr3" draw:text-style-name="P2" draw:layer="layout" draw:type="curve" svg:x1="14.97cm" svg:y1="13.065cm" svg:x2="15.859cm" svg:y2="13.065cm" draw:start-shape="id5" draw:start-glue-point="10" draw:end-shape="id6" draw:end-glue-point="6" svg:d="M14970 13065h889" svg:viewBox="0 0 890 1">
          <text:p/>
        </draw:connector>
        <draw:connector draw:style-name="gr3" draw:text-style-name="P2" draw:layer="layout" draw:type="curve" svg:x1="16.367cm" svg:y1="13.065cm" svg:x2="17.129cm" svg:y2="13.192cm" draw:start-shape="id6" draw:start-glue-point="10" draw:end-shape="id7" draw:end-glue-point="6" svg:d="M16367 13065c573 0 192 127 762 127" svg:viewBox="0 0 763 128">
          <text:p/>
        </draw:connector>
        <draw:frame draw:style-name="gr4" draw:text-style-name="P3" draw:layer="layout" svg:width="8.128cm" svg:height="1.266cm" svg:x="13.573cm" svg:y="11.164cm">
          <draw:text-box>
            <text:p text:style-name="P3"><text:span text:style-name="T1">Tail to increase Diameter</text:span></text:p>
          </draw:text-box>
        </draw:frame>
        <draw:line draw:style-name="gr5" draw:text-style-name="P2" draw:layer="layout" svg:x1="13.192cm" svg:y1="11.922cm" svg:x2="11.414cm" svg:y2="12.684cm">
          <text:p/>
        </draw:line>
        <draw:line draw:style-name="gr5" draw:text-style-name="P2" draw:layer="layout" svg:x1="19.161cm" svg:y1="12.303cm" svg:x2="17.891cm" svg:y2="12.9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2T11:10:02.944471509</meta:creation-date>
    <dc:date>2015-03-02T12:55:39.209037513</dc:date>
    <meta:editing-duration>PT1H23M48S</meta:editing-duration>
    <meta:editing-cycles>1</meta:editing-cycles>
    <meta:document-statistic meta:object-count="16"/>
    <meta:generator>LibreOffice/4.2.7.2$Linux_X86_64 LibreOffice_project/420m0$Build-2</meta:generator>
  </office:meta>
</office:document-meta>
</file>